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133" officeooo:paragraph-rsid="00160133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160133" officeooo:paragraph-rsid="00160133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#######################################################</text:p>
      <text:p text:style-name="P2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3"><text:span text:style-name="T1">&lt;</text:span><text:span text:style-name="T2">title</text:span><text:span text:style-name="T1">&gt;</text:span>Document<text:span text:style-name="T1">&lt;/</text:span><text:span text:style-name="T2">title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main.css"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nav</text:span> <text:span text:style-name="T3">class</text:span>=<text:span text:style-name="T4">"navba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logo"</text:span><text:span text:style-name="T1">&gt;</text:span>!ubuntu<text:span text:style-name="T1">&lt;/</text:span><text:span text:style-name="T2">div</text:span><text:span text:style-name="T1">&gt;</text:span></text:p>
      <text:p text:style-name="P3"><text:span text:style-name="T1">&lt;</text:span><text:span text:style-name="T2">ul</text:span><text:span text:style-name="T1">&gt;</text:span></text:p>
      <text:p text:style-name="P3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Home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3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About Us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3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Services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3"><text:span text:style-name="T1">&lt;/</text:span><text:span text:style-name="T2">u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nav</text:span><text:span text:style-name="T1">&gt;</text:span></text:p>
      <text:p text:style-name="P4"/>
      <text:p text:style-name="P3"><text:span text:style-name="T1">&lt;</text:span><text:span text:style-name="T2">header</text:span> <text:span text:style-name="T3">class</text:span>=<text:span text:style-name="T4">"head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div</text:span><text:span text:style-name="T1">&gt;</text:span></text:p>
      <text:p text:style-name="P3"><text:span text:style-name="T1">&lt;</text:span><text:span text:style-name="T2">h2</text:span><text:span text:style-name="T1">&gt;</text:span>Ubuntu African Foods Restaurant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Lorem ipsum dolor sit amet consectetur, adipisicing elit. Omnis amet soluta, quisquam sapiente officia vel, dignissimos aperiam cumque distinctio numquam quaerat asperiores nisi voluptatibus ratione vero voluptas veritatis eum culpa!<text:span text:style-name="T1">&lt;/</text:span><text:span text:style-name="T2">p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img</text:span> <text:span text:style-name="T3">src</text:span>=<text:span text:style-name="T4">"tasty.avif"</text:span> <text:span text:style-name="T3">alt</text:span>=<text:span text:style-name="T4">"ubuntu foods"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header</text:span><text:span text:style-name="T1">&gt;</text:span></text:p>
      <text:p text:style-name="P4"/>
      <text:p text:style-name="P3"><text:span text:style-name="T1">&lt;</text:span><text:span text:style-name="T2">section</text:span> <text:span text:style-name="T3">class</text:span>=<text:span text:style-name="T4">"boxes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3"><text:span text:style-name="T1">&lt;</text:span><text:span text:style-name="T2">h2</text:span><text:span text:style-name="T1">&gt;</text:span>BreakFast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Lorem ipsum dolor, sit amet consectetur adipisicing elit. Modi repudiandae eveniet explicabo dicta quos doloribus necessitatibus pariatur animi provident beatae porro, quaerat error illum nam commodi obcaecati! Officiis, in labore.<text:span text:style-name="T1">&lt;/</text:span><text:span text:style-name="T2">p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3"><text:span text:style-name="T1">&lt;</text:span><text:span text:style-name="T2">h2</text:span><text:span text:style-name="T1">&gt;</text:span>Lunch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Lorem ipsum dolor, sit amet consectetur adipisicing elit. Modi repudiandae eveniet explicabo dicta quos doloribus necessitatibus pariatur animi provident beatae porro, quaerat error illum nam commodi obcaecati! Officiis, in labore.<text:span text:style-name="T1">&lt;/</text:span><text:span text:style-name="T2">p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oft-page-break/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3"><text:span text:style-name="T1">&lt;</text:span><text:span text:style-name="T2">h2</text:span><text:span text:style-name="T1">&gt;</text:span>Dinner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Lorem ipsum dolor, sit amet consectetur adipisicing elit. Modi repudiandae eveniet explicabo dicta quos doloribus necessitatibus pariatur animi provident beatae porro, quaerat error illum nam commodi obcaecati! Officiis, in labore.<text:span text:style-name="T1">&lt;/</text:span><text:span text:style-name="T2">p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section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/>
      <text:p text:style-name="P1">#########################################################################</text:p>
      <text:p text:style-name="P1"/>
      <text:p text:style-name="P2"><text:span text:style-name="T2">*</text:span> {</text:p>
      <text:p text:style-name="P3"><text:span text:style-name="T3">box-sizing</text:span>: <text:span text:style-name="T4">border-box</text:span>;</text:p>
      <text:p text:style-name="P3"><text:span text:style-name="T3">margin</text:span>: <text:span text:style-name="T5">0</text:span>;</text:p>
      <text:p text:style-name="P3"><text:span text:style-name="T3">padding</text:span>: <text:span text:style-name="T5">0</text:span>;</text:p>
      <text:p text:style-name="P3">}</text:p>
      <text:p text:style-name="P4"/>
      <text:p text:style-name="P3"><text:span text:style-name="T6">body</text:span> {</text:p>
      <text:p text:style-name="P3"><text:span text:style-name="T3">font-size</text:span>: <text:span text:style-name="T5">16px</text:span>;</text:p>
      <text:p text:style-name="P3"><text:span text:style-name="T3">background-color</text:span>: <text:span text:style-name="T4">#f7be7f</text:span>;</text:p>
      <text:p text:style-name="P3"><text:span text:style-name="T3">line-height</text:span>: <text:span text:style-name="T5">1.5</text:span>;</text:p>
      <text:p text:style-name="P3">}</text:p>
      <text:p text:style-name="P4"/>
      <text:p text:style-name="P3"><text:span text:style-name="T6">.container</text:span> {</text:p>
      <text:p text:style-name="P3"><text:span text:style-name="T3">max-width</text:span>: <text:span text:style-name="T5">1200px</text:span>;</text:p>
      <text:p text:style-name="P3"><text:span text:style-name="T3">margin</text:span>: <text:span text:style-name="T5">0</text:span> <text:span text:style-name="T4">auto</text:span>;</text:p>
      <text:p text:style-name="P3"><text:span text:style-name="T3">padding</text:span>: <text:span text:style-name="T5">10px</text:span>;</text:p>
      <text:p text:style-name="P3">}</text:p>
      <text:p text:style-name="P4"/>
      <text:p text:style-name="P3"><text:span text:style-name="T6">.navbar</text:span> {</text:p>
      <text:p text:style-name="P3"><text:span text:style-name="T3">background-color</text:span>: <text:span text:style-name="T4">#ff9a3c</text:span>;</text:p>
      <text:p text:style-name="P3"><text:span text:style-name="T3">height</text:span>: <text:span text:style-name="T5">70px</text:span>;</text:p>
      <text:p text:style-name="P3">}</text:p>
      <text:p text:style-name="P4"/>
      <text:p text:style-name="P3"><text:span text:style-name="T6">.navbar</text:span> <text:span text:style-name="T6">.container</text:span> {</text:p>
      <text:p text:style-name="P3"><text:span text:style-name="T3">display</text:span>: <text:span text:style-name="T4">flex</text:span>;</text:p>
      <text:p text:style-name="P3"><text:span text:style-name="T3">justify-content</text:span>: <text:span text:style-name="T4">space-between</text:span>;</text:p>
      <text:p text:style-name="P3"><text:span text:style-name="T3">align-items</text:span>: <text:span text:style-name="T4">center</text:span>;</text:p>
      <text:p text:style-name="P3"><text:span text:style-name="T3">height</text:span>: <text:span text:style-name="T5">100%</text:span>; </text:p>
      <text:p text:style-name="P3">}</text:p>
      <text:p text:style-name="P4"/>
      <text:p text:style-name="P3"><text:span text:style-name="T6">.navbar</text:span> <text:span text:style-name="T6">.logo</text:span> {</text:p>
      <text:p text:style-name="P3"><text:span text:style-name="T3">color</text:span>: <text:span text:style-name="T4">#fff</text:span>;</text:p>
      <text:p text:style-name="P3"><text:span text:style-name="T3">text-transform</text:span>: <text:span text:style-name="T4">uppercase</text:span>;</text:p>
      <text:p text:style-name="P3"><text:span text:style-name="T3">font-size</text:span>: <text:span text:style-name="T4">xx-large</text:span>;</text:p>
      <text:p text:style-name="P3"><text:soft-page-break/><text:span text:style-name="T3">font-weight</text:span>: <text:span text:style-name="T4">bold</text:span>;</text:p>
      <text:p text:style-name="P3">}</text:p>
      <text:p text:style-name="P4"/>
      <text:p text:style-name="P3"><text:span text:style-name="T6">ul</text:span> {</text:p>
      <text:p text:style-name="P3"><text:span text:style-name="T3">list-style-type</text:span>: <text:span text:style-name="T4">none</text:span>;</text:p>
      <text:p text:style-name="P3">}</text:p>
      <text:p text:style-name="P4"/>
      <text:p text:style-name="P3"><text:span text:style-name="T6">.navbar</text:span> <text:span text:style-name="T6">ul</text:span> {</text:p>
      <text:p text:style-name="P3"><text:span text:style-name="T3">display</text:span>: <text:span text:style-name="T4">flex</text:span>;</text:p>
      <text:p text:style-name="P3">}</text:p>
      <text:p text:style-name="P4"/>
      <text:p text:style-name="P3"><text:span text:style-name="T6">.navbar</text:span> <text:span text:style-name="T6">a</text:span> {</text:p>
      <text:p text:style-name="P3"><text:span text:style-name="T3">text-decoration</text:span>: <text:span text:style-name="T4">none</text:span>;</text:p>
      <text:p text:style-name="P3"><text:span text:style-name="T3">color</text:span>: <text:span text:style-name="T4">#fff</text:span>;</text:p>
      <text:p text:style-name="P3"><text:span text:style-name="T3">font-size</text:span>: <text:span text:style-name="T5">18px</text:span>;</text:p>
      <text:p text:style-name="P3"><text:span text:style-name="T3">font-weight</text:span>: <text:span text:style-name="T4">bold</text:span>;</text:p>
      <text:p text:style-name="P3"><text:span text:style-name="T3">margin-left</text:span>: <text:span text:style-name="T5">10px</text:span>;</text:p>
      <text:p text:style-name="P3">}</text:p>
      <text:p text:style-name="P4"/>
      <text:p text:style-name="P3"><text:span text:style-name="T6">.navbar</text:span> <text:span text:style-name="T6">a:hover</text:span> {</text:p>
      <text:p text:style-name="P3"><text:span text:style-name="T3">text-decoration</text:span>: <text:span text:style-name="T4">underline</text:span>;</text:p>
      <text:p text:style-name="P3"><text:span text:style-name="T3">color</text:span>: <text:span text:style-name="T4">lightgreen</text:span>;</text:p>
      <text:p text:style-name="P3">}</text:p>
      <text:p text:style-name="P4"/>
      <text:p text:style-name="P3"><text:span text:style-name="T6">.header</text:span> {</text:p>
      <text:p text:style-name="P3"><text:span text:style-name="T3">background</text:span>: <text:span text:style-name="T4">#ff6f3c</text:span>;</text:p>
      <text:p text:style-name="P3">}</text:p>
      <text:p text:style-name="P4"/>
      <text:p text:style-name="P3"><text:span text:style-name="T6">img</text:span> {</text:p>
      <text:p text:style-name="P3"><text:span text:style-name="T3">max-width</text:span>: <text:span text:style-name="T5">100%</text:span>;</text:p>
      <text:p text:style-name="P3"><text:span text:style-name="T3">border-radius</text:span>: <text:span text:style-name="T5">6px</text:span>;</text:p>
      <text:p text:style-name="P3">}</text:p>
      <text:p text:style-name="P4"/>
      <text:p text:style-name="P3"><text:span text:style-name="T6">.header</text:span> <text:span text:style-name="T6">.container</text:span> {</text:p>
      <text:p text:style-name="P3"><text:span text:style-name="T3">display</text:span>: <text:span text:style-name="T4">flex</text:span>;</text:p>
      <text:p text:style-name="P3"><text:span text:style-name="T3">color</text:span>: <text:span text:style-name="T4">#fff</text:span>;</text:p>
      <text:p text:style-name="P3"><text:span text:style-name="T3">max-height</text:span>: <text:span text:style-name="T5">500px</text:span>;</text:p>
      <text:p text:style-name="P3"><text:span text:style-name="T3">justify-content</text:span>: <text:span text:style-name="T4">space-between</text:span>;</text:p>
      <text:p text:style-name="P3">}</text:p>
      <text:p text:style-name="P4"/>
      <text:p text:style-name="P3"><text:span text:style-name="T6">.header</text:span> <text:span text:style-name="T6">h2</text:span> {</text:p>
      <text:p text:style-name="P3"><text:span text:style-name="T3">font-size</text:span>: <text:span text:style-name="T5">2.5rem</text:span>;</text:p>
      <text:p text:style-name="P3">}</text:p>
      <text:p text:style-name="P3"><text:span text:style-name="T6">.header</text:span> <text:span text:style-name="T6">p</text:span> {</text:p>
      <text:p text:style-name="P3"><text:span text:style-name="T3">font-size</text:span>: <text:span text:style-name="T5">1.5rem</text:span>;</text:p>
      <text:p text:style-name="P3"><text:span text:style-name="T3">margin-top</text:span>: <text:span text:style-name="T5">15px</text:span>;</text:p>
      <text:p text:style-name="P3">}</text:p>
      <text:p text:style-name="P4"><text:soft-page-break/></text:p>
      <text:p text:style-name="P3"><text:span text:style-name="T6">.header</text:span> <text:span text:style-name="T6">img</text:span> {</text:p>
      <text:p text:style-name="P3"><text:span text:style-name="T3">max-width</text:span>: <text:span text:style-name="T5">400px</text:span>;</text:p>
      <text:p text:style-name="P3"><text:span text:style-name="T3">margin</text:span>: <text:span text:style-name="T5">20px</text:span>;</text:p>
      <text:p text:style-name="P3">}</text:p>
      <text:p text:style-name="P4"/>
      <text:p text:style-name="P3"><text:span text:style-name="T6">.boxes</text:span> <text:span text:style-name="T6">.container</text:span> {</text:p>
      <text:p text:style-name="P3"><text:span text:style-name="T3">display</text:span>: <text:span text:style-name="T4">flex</text:span>;</text:p>
      <text:p text:style-name="P3"><text:span text:style-name="T3">justify-content</text:span>: <text:span text:style-name="T4">space-between</text:span>;</text:p>
      <text:p text:style-name="P3">}</text:p>
      <text:p text:style-name="P4"/>
      <text:p text:style-name="P3"><text:span text:style-name="T6">.box</text:span> {</text:p>
      <text:p text:style-name="P3"><text:span text:style-name="T3">flex</text:span>: <text:span text:style-name="T5">1</text:span>;</text:p>
      <text:p text:style-name="P3"><text:span text:style-name="T3">background-color</text:span>: <text:span text:style-name="T4">#ffc93c</text:span>;</text:p>
      <text:p text:style-name="P3"><text:span text:style-name="T3">color</text:span>: <text:span text:style-name="T4">#fff</text:span>;</text:p>
      <text:p text:style-name="P3"><text:span text:style-name="T3">border-radius</text:span>: <text:span text:style-name="T5">10px</text:span>;</text:p>
      <text:p text:style-name="P3"><text:span text:style-name="T3">margin</text:span>: <text:span text:style-name="T5">20px</text:span>;</text:p>
      <text:p text:style-name="P3"><text:span text:style-name="T3">padding</text:span>: <text:span text:style-name="T5">15px</text:span>;</text:p>
      <text:p text:style-name="P3">}</text:p>
      <text:p text:style-name="P4"/>
      <text:p text:style-name="P3"><text:span text:style-name="T6">.box</text:span> <text:span text:style-name="T6">h2</text:span> {</text:p>
      <text:p text:style-name="P3"><text:span text:style-name="T3">font-weight</text:span>: <text:span text:style-name="T4">bold</text:span>;</text:p>
      <text:p text:style-name="P3"><text:span text:style-name="T3">font-size</text:span>: <text:span text:style-name="T5">2rem</text:span>;</text:p>
      <text:p text:style-name="P3">}</text:p>
      <text:p text:style-name="P4"/>
      <text:p text:style-name="P3"><text:span text:style-name="T6">.box</text:span> <text:span text:style-name="T6">p</text:span> {</text:p>
      <text:p text:style-name="P3"><text:span text:style-name="T3">font-size</text:span>: <text:span text:style-name="T5">1.2rem</text:span>;</text:p>
      <text:p text:style-name="P3">}</text:p>
      <text:p text:style-name="P4"/>
      <text:p text:style-name="P3"><text:span text:style-name="T7">@media</text:span>(<text:span text:style-name="T3">max-width</text:span>:<text:span text:style-name="T5">825px</text:span>){</text:p>
      <text:p text:style-name="P3"><text:span text:style-name="T6">.header</text:span> <text:span text:style-name="T6">.container</text:span> {</text:p>
      <text:p text:style-name="P3"><text:span text:style-name="T3">flex-direction</text:span>: <text:span text:style-name="T4">column</text:span>;</text:p>
      <text:p text:style-name="P3"><text:span text:style-name="T3">max-height</text:span>: <text:span text:style-name="T5">1000px</text:span>;</text:p>
      <text:p text:style-name="P3">}</text:p>
      <text:p text:style-name="P3"><text:span text:style-name="T6">.boxes</text:span> <text:span text:style-name="T6">.container</text:span> {</text:p>
      <text:p text:style-name="P3"><text:span text:style-name="T3">flex-direction</text:span>: <text:span text:style-name="T4">column</text:span>;</text:p>
      <text:p text:style-name="P3">}</text:p>
      <text:p text:style-name="P3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18:02:05.924323776</meta:creation-date>
    <dc:date>2025-06-24T18:03:17.418661882</dc:date>
    <meta:editing-duration>PT1M12S</meta:editing-duration>
    <meta:editing-cycles>1</meta:editing-cycles>
    <meta:document-statistic meta:table-count="0" meta:image-count="0" meta:object-count="0" meta:page-count="4" meta:paragraph-count="148" meta:word-count="383" meta:character-count="3129" meta:non-whitespace-character-count="2893"/>
    <meta:generator>LibreOffice/25.2.4.3$Linux_X86_64 LibreOffice_project/520$Build-3</meta:generator>
  </office:meta>
</office:document-meta>
</file>